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40943a"/>
    </style:style>
    <style:style style:name="T7" style:family="text">
      <style:text-properties officeooo:rsid="035015ca"/>
    </style:style>
    <style:style style:name="T8" style:family="text">
      <style:text-properties officeooo:rsid="03523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7"> </text:span>Creative Commons Attribution<text:span text:style-name="T2">-NonCommercial-ShareAlike</text:span> 4.0 International License.<text:span text:style-name="T7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Jun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1T11:47:45.665256392</dc:date>
    <dc:creator>Wolfgang Skala</dc:creator>
    <meta:editing-duration>P9DT4H50M1S</meta:editing-duration>
    <meta:editing-cycles>768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18" meta:non-whitespace-character-count="372"/>
  </office:meta>
</office:document-meta>
</file>